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ize="18pt" style:font-size-asian="18pt" fo:language="en" fo:country="US"/>
    </style:style>
    <style:style style:name="P2" style:parent-style-name="Normal" style:family="paragraph">
      <style:text-properties fo:font-size="18pt" style:font-size-asian="18pt" fo:language="en" fo:country="US"/>
    </style:style>
    <style:style style:name="P3" style:parent-style-name="Normal" style:family="paragraph">
      <style:text-properties fo:font-size="18pt" style:font-size-asian="18pt" fo:language="en" fo:country="US"/>
    </style:style>
    <style:style style:name="P4" style:parent-style-name="Normal" style:family="paragraph">
      <style:text-properties fo:font-size="18pt" style:font-size-asian="18pt" fo:language="en" fo:country="US"/>
    </style:style>
    <style:style style:name="P5" style:parent-style-name="Normal" style:family="paragraph">
      <style:text-properties fo:font-size="18pt" style:font-size-asian="18pt" fo:language="en" fo:country="US"/>
    </style:style>
    <style:style style:name="P6" style:parent-style-name="Normal" style:family="paragraph">
      <style:text-properties fo:font-size="18pt" style:font-size-asian="18pt" fo:language="en" fo:country="US"/>
    </style:style>
    <style:style style:name="P7" style:parent-style-name="Normal" style:family="paragraph">
      <style:text-properties fo:font-size="18pt" style:font-size-asian="18pt" fo:language="en" fo:country="US"/>
    </style:style>
    <style:style style:name="P8" style:parent-style-name="Normal" style:family="paragraph">
      <style:text-properties fo:font-size="18pt" style:font-size-asian="18pt" fo:language="en" fo:country="US"/>
    </style:style>
    <style:style style:name="P9" style:parent-style-name="Normal" style:family="paragraph">
      <style:text-properties fo:font-size="18pt" style:font-size-asian="18pt" fo:language="en" fo:country="US"/>
    </style:style>
    <style:style style:name="P10" style:parent-style-name="Normal" style:family="paragraph">
      <style:text-properties fo:font-size="18pt" style:font-size-asian="18pt" fo:language="en" fo:country="US"/>
    </style:style>
    <style:style style:name="P11" style:parent-style-name="Normal" style:family="paragraph">
      <style:text-properties fo:font-size="18pt" style:font-size-asian="18pt" fo:language="en" fo:country="US"/>
    </style:style>
    <style:style style:name="P12" style:parent-style-name="Normal" style:family="paragraph">
      <style:text-properties fo:font-size="18pt" style:font-size-asian="18pt" fo:language="en" fo:country="US"/>
    </style:style>
    <style:style style:name="P13" style:parent-style-name="Normal" style:family="paragraph">
      <style:text-properties fo:font-size="18pt" style:font-size-asian="18pt" fo:language="en" fo:country="US"/>
    </style:style>
    <style:style style:name="P14" style:parent-style-name="Normal" style:family="paragraph">
      <style:text-properties fo:font-size="18pt" style:font-size-asian="18pt" fo:language="en" fo:country="US"/>
    </style:style>
    <style:style style:name="P15" style:parent-style-name="Normal" style:family="paragraph">
      <style:text-properties fo:font-size="18pt" style:font-size-asian="18pt" fo:language="en" fo:country="US"/>
    </style:style>
    <style:style style:name="P16" style:parent-style-name="Normal" style:family="paragraph">
      <style:text-properties fo:font-size="18pt" style:font-size-asian="18pt" fo:language="en" fo:country="US"/>
    </style:style>
    <style:style style:name="P17" style:parent-style-name="Normal" style:family="paragraph">
      <style:text-properties fo:font-size="18pt" style:font-size-asian="18pt" fo:language="en" fo:country="US"/>
    </style:style>
    <style:style style:name="P18" style:parent-style-name="Normal" style:family="paragraph">
      <style:text-properties fo:font-size="18pt" style:font-size-asian="18pt" fo:language="en" fo:country="US"/>
    </style:style>
    <style:style style:name="P19" style:parent-style-name="Normal" style:family="paragraph">
      <style:text-properties fo:font-size="18pt" style:font-size-asian="18pt" fo:language="en" fo:country="US"/>
    </style:style>
    <style:style style:name="P20" style:parent-style-name="Normal" style:family="paragraph">
      <style:text-properties fo:font-size="18pt" style:font-size-asian="18pt" fo:language="en" fo:country="US"/>
    </style:style>
    <style:style style:name="P21" style:parent-style-name="Normal" style:family="paragraph">
      <style:text-properties fo:font-size="18pt" style:font-size-asian="18pt" fo:language="en" fo:country="US"/>
    </style:style>
    <style:style style:name="P22" style:parent-style-name="Normal" style:family="paragraph">
      <style:text-properties fo:font-weight="bold" style:font-weight-asian="bold" fo:font-size="18pt" style:font-size-asian="18pt" fo:language="en" fo:country="US"/>
    </style:style>
  </office:automatic-styles>
  <office:body>
    <office:text text:use-soft-page-breaks="true">
      <text:p text:style-name="P1">Apex<text:s/>Trigger</text:p>
      <text:p text:style-name="P2">trigger CreateDefaultContactOnAccount on Account (after insert, after update) {</text:p>
      <text:p text:style-name="P3"><text:s text:c="4"/>List&lt;Contact&gt; newContacts = new List&lt;Contact&gt;();</text:p>
      <text:p text:style-name="P4"><text:s text:c="4"/></text:p>
      <text:p text:style-name="P5"><text:s text:c="4"/>for (Account acc : Trigger.new) {</text:p>
      <text:p text:style-name="P6"><text:s text:c="8"/>// Check if the Account's Type is "Customer"</text:p>
      <text:p text:style-name="P7"><text:s text:c="8"/>if (acc.Type == 'Customer') {</text:p>
      <text:p text:style-name="P8"><text:s text:c="12"/>Contact newContact = new Contact();</text:p>
      <text:p text:style-name="P9"><text:s text:c="12"/>newContact.FirstName = acc.Name; // Set First Name to Account Name</text:p>
      <text:p text:style-name="P10"><text:s text:c="12"/>newContact.LastName = 'Customer Representative';</text:p>
      <text:p text:style-name="P11"><text:s text:c="12"/>newContact.AccountId = acc.Id; // Link Contact to Account</text:p>
      <text:p text:style-name="P12"><text:s text:c="12"/></text:p>
      <text:p text:style-name="P13"><text:s text:c="12"/>newContacts.add(newContact);</text:p>
      <text:p text:style-name="P14"><text:s text:c="8"/>}</text:p>
      <text:p text:style-name="P15"><text:s text:c="4"/>}</text:p>
      <text:p text:style-name="P16"><text:s text:c="4"/></text:p>
      <text:p text:style-name="P17"><text:s text:c="4"/>// Insert the new Contacts</text:p>
      <text:p text:style-name="P18"><text:s text:c="4"/>if (!newContacts.isEmpty()) {</text:p>
      <text:soft-page-break/>
      <text:p text:style-name="P19"><text:s text:c="8"/>insert newContacts;</text:p>
      <text:p text:style-name="P20"><text:s text:c="4"/>}</text:p>
      <text:p text:style-name="P21">}</text:p>
      <text:p text:style-name="P22"><?opendocument cursor-position?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ajat</meta:initial-creator>
    <dc:creator>Rajat</dc:creator>
    <meta:creation-date>2023-08-11T14:51:00Z</meta:creation-date>
    <dc:date>2023-08-11T14:55:00Z</dc:date>
    <meta:template xlink:href="Normal" xlink:type="simple"/>
    <meta:editing-cycles>1</meta:editing-cycles>
    <meta:editing-duration>PT240S</meta:editing-duration>
    <meta:document-statistic meta:page-count="2" meta:paragraph-count="1" meta:word-count="106" meta:character-count="714" meta:row-count="5" meta:non-whitespace-character-count="609"/>
  </office:meta>
</office:document-meta>
</file>